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3.94pt" svg:height="207.24pt" svg:x="133.74pt" svg:y="103.61pt">
            <loext:p draw:notify-on-update-of-ranges="Sheet1.A3:Sheet1.A3 Sheet1.B1:Sheet1.B1 Sheet1.B3:Sheet1.B3 Sheet1.C3:Sheet1.C3 Sheet1.C3:Sheet1.C3 Sheet1.D1:Sheet1.D1 Sheet1.D3:Sheet1.D3 Sheet1.E3:Sheet1.E3 Sheet1.E3:Sheet1.E3 Sheet1.F1:Sheet1.F1 Sheet1.F3:Sheet1.F3 Sheet1.G3:Sheet1.G3 Sheet1.G3:Sheet1.G3 Sheet1.H1:Sheet1.H1 Sheet1.H3:Sheet1.H3 Sheet1.I3:Sheet1.I3 Sheet1.I3:Sheet1.I3 Sheet1.J1:Sheet1.J1 Sheet1.J3:Sheet1.J3 Sheet1.K3:Sheet1.K3 Sheet1.K3:Sheet1.K3 Sheet1.L1:Sheet1.L1 Sheet1.L3:Sheet1.L3 Sheet1.M3:Sheet1.M3 Sheet1.M3:Sheet1.M3 Sheet1.N1:Sheet1.N1 Sheet1.N3:Sheet1.N3 Sheet1.O3:Sheet1.O3 Sheet1.O3:Sheet1.O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10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Pipe –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F_UNIX socket – Linux</text:p>
          </table:table-cell>
          <table:covered-table-cell table:style-name="Default"/>
          <table:table-cell office:value-type="string" calcext:value-type="string" table:number-columns-spanned="2" table:number-rows-spanned="1">
            <text:p>RPC stream – Linux PAL</text:p>
          </table:table-cell>
          <table:covered-table-cell/>
          <table:table-cell office:value-type="string" calcext:value-type="string" table:number-columns-spanned="2" table:number-rows-spanned="1">
            <text:p>RPC stream – Linux PAL+SC</text:p>
          </table:table-cell>
          <table:covered-table-cell/>
          <table:table-cell office:value-type="string" calcext:value-type="string" table:number-columns-spanned="2" table:number-rows-spanned="1">
            <text:p>RPC stream – Linux PAL+SC+RM</text:p>
          </table:table-cell>
          <table:covered-table-cell/>
          <table:table-cell office:value-type="string" calcext:value-type="string" table:number-columns-spanned="2" table:number-rows-spanned="1">
            <text:p>RPC stream – SGX PAL</text:p>
          </table:table-cell>
          <table:covered-table-cell/>
          <table:table-cell office:value-type="string" calcext:value-type="string" table:number-columns-spanned="2" table:number-rows-spanned="1">
            <text:p>RPC stream – SGX PAL+CHK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RPC stream latency</text:p>
          </table:table-cell>
          <table:table-cell table:style-name="Default" office:value-type="float" office:value="2.2569" calcext:value-type="float">
            <text:p>2.2569</text:p>
          </table:table-cell>
          <table:table-cell table:style-name="Default" office:value-type="float" office:value="0.0406" calcext:value-type="float">
            <text:p>0.0406</text:p>
          </table:table-cell>
          <table:table-cell office:value-type="float" office:value="4.5768" calcext:value-type="float">
            <text:p>4.5768</text:p>
          </table:table-cell>
          <table:table-cell office:value-type="float" office:value="0.3003" calcext:value-type="float">
            <text:p>0.3003</text:p>
          </table:table-cell>
          <table:table-cell table:style-name="ce2" office:value-type="float" office:value="4.2247" calcext:value-type="float">
            <text:p>4.2247</text:p>
          </table:table-cell>
          <table:table-cell table:style-name="ce2" office:value-type="float" office:value="0.2335" calcext:value-type="float">
            <text:p>0.2335</text:p>
          </table:table-cell>
          <table:table-cell table:style-name="ce2" office:value-type="float" office:value="4.4084" calcext:value-type="float">
            <text:p>4.4084</text:p>
          </table:table-cell>
          <table:table-cell table:style-name="ce2" office:value-type="float" office:value="0.1603" calcext:value-type="float">
            <text:p>0.1603</text:p>
          </table:table-cell>
          <table:table-cell table:style-name="ce2" office:value-type="float" office:value="4.428" calcext:value-type="float">
            <text:p>4.4280</text:p>
          </table:table-cell>
          <table:table-cell table:style-name="ce2" office:value-type="float" office:value="0.1274" calcext:value-type="float">
            <text:p>0.1274</text:p>
          </table:table-cell>
          <table:table-cell table:style-name="ce2" office:value-type="float" office:value="11.6035" calcext:value-type="float">
            <text:p>11.6035</text:p>
          </table:table-cell>
          <table:table-cell table:style-name="ce2" office:value-type="float" office:value="0.0464" calcext:value-type="float">
            <text:p>0.0464</text:p>
          </table:table-cell>
          <table:table-cell table:style-name="ce2" office:value-type="float" office:value="19.8883" calcext:value-type="float">
            <text:p>19.8883</text:p>
          </table:table-cell>
          <table:table-cell table:style-name="ce2" office:value-type="float" office:value="0.0842" calcext:value-type="float">
            <text:p>0.0842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287.74pt" svg:height="208.46pt" svg:x="146.15pt" svg:y="103.61pt">
            <loext:p draw:notify-on-update-of-ranges="Sheet2.A3:Sheet2.A3 Sheet2.B1:Sheet2.B1 Sheet2.B3:Sheet2.B3 Sheet1.C3:Sheet1.C3 Sheet1.C3:Sheet1.C3 Sheet2.D1:Sheet2.D1 Sheet2.D3:Sheet2.D3 Sheet1.E3:Sheet1.E3 Sheet1.E3:Sheet1.E3 Sheet2.F1:Sheet2.F1 Sheet2.F3:Sheet2.F3 Sheet1.G3:Sheet1.G3 Sheet1.G3:Sheet1.G3 Sheet2.H1:Sheet2.H1 Sheet2.H3:Sheet2.H3 Sheet1.I3:Sheet1.I3 Sheet1.I3:Sheet1.I3 Sheet2.J1:Sheet2.J1 Sheet2.J3:Sheet2.J3 Sheet1.K3:Sheet1.K3 Sheet1.K3:Sheet1.K3 Sheet2.L1:Sheet2.L1 Sheet2.L3:Sheet2.L3 Sheet1.M3:Sheet1.M3 Sheet1.M3:Sheet1.M3 Sheet2.N1:Sheet2.N1 Sheet2.N3:Sheet2.N3 Sheet1.O3:Sheet1.O3 Sheet1.O3:Sheet1.O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10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Pipe –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F_UNIX socket – Linux</text:p>
          </table:table-cell>
          <table:covered-table-cell table:style-name="Default"/>
          <table:table-cell office:value-type="string" calcext:value-type="string" table:number-columns-spanned="2" table:number-rows-spanned="1">
            <text:p>RPC stream – Linux PAL</text:p>
          </table:table-cell>
          <table:covered-table-cell/>
          <table:table-cell office:value-type="string" calcext:value-type="string" table:number-columns-spanned="2" table:number-rows-spanned="1">
            <text:p>RPC stream – Linux PAL+SC</text:p>
          </table:table-cell>
          <table:covered-table-cell/>
          <table:table-cell office:value-type="string" calcext:value-type="string" table:number-columns-spanned="2" table:number-rows-spanned="1">
            <text:p>RPC stream – Linux PAL+SC+RM</text:p>
          </table:table-cell>
          <table:covered-table-cell/>
          <table:table-cell office:value-type="string" calcext:value-type="string" table:number-columns-spanned="2" table:number-rows-spanned="1">
            <text:p>RPC stream – SGX PAL</text:p>
          </table:table-cell>
          <table:covered-table-cell/>
          <table:table-cell office:value-type="string" calcext:value-type="string" table:number-columns-spanned="2" table:number-rows-spanned="1">
            <text:p>RPC stream – SGX PAL+CHK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RPC stream bandwidth</text:p>
          </table:table-cell>
          <table:table-cell office:value-type="float" office:value="4.6807767" calcext:value-type="float">
            <text:p>4.6808</text:p>
          </table:table-cell>
          <table:table-cell office:value-type="float" office:value="0.2677575" calcext:value-type="float">
            <text:p>0.2678</text:p>
          </table:table-cell>
          <table:table-cell office:value-type="float" office:value="12.5927067" calcext:value-type="float">
            <text:p>12.5927</text:p>
          </table:table-cell>
          <table:table-cell office:value-type="float" office:value="0.4793862" calcext:value-type="float">
            <text:p>0.4794</text:p>
          </table:table-cell>
          <table:table-cell table:style-name="ce2" office:value-type="float" office:value="12.5656253" calcext:value-type="float">
            <text:p>12.5656</text:p>
          </table:table-cell>
          <table:table-cell table:style-name="ce2" office:value-type="float" office:value="0.3293202" calcext:value-type="float">
            <text:p>0.3293</text:p>
          </table:table-cell>
          <table:table-cell table:style-name="ce2" office:value-type="float" office:value="12.45773" calcext:value-type="float">
            <text:p>12.4577</text:p>
          </table:table-cell>
          <table:table-cell table:style-name="ce2" office:value-type="float" office:value="0.0001603" calcext:value-type="float">
            <text:p>0.0002</text:p>
          </table:table-cell>
          <table:table-cell table:style-name="ce2" office:value-type="float" office:value="12.449342" calcext:value-type="float">
            <text:p>12.4493</text:p>
          </table:table-cell>
          <table:table-cell table:style-name="ce2" office:value-type="float" office:value="0.1086984" calcext:value-type="float">
            <text:p>0.1087</text:p>
          </table:table-cell>
          <table:table-cell table:style-name="ce2" office:value-type="float" office:value="5.5272733" calcext:value-type="float">
            <text:p>5.5273</text:p>
          </table:table-cell>
          <table:table-cell table:style-name="ce2" office:value-type="float" office:value="0.0834513" calcext:value-type="float">
            <text:p>0.0835</text:p>
          </table:table-cell>
          <table:table-cell table:style-name="ce2" office:value-type="float" office:value="0.2767753" calcext:value-type="float">
            <text:p>0.2768</text:p>
          </table:table-cell>
          <table:table-cell table:style-name="ce2" office:value-type="float" office:value="0.0001157" calcext:value-type="float">
            <text:p>0.0001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6"/>
        </table:table-row>
        <table:table-row table:style-name="ro1">
          <table:table-cell table:number-columns-repeated="5"/>
          <table:table-cell table:style-name="ce2" table:number-columns-repeated="10"/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6:53:47.796199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6:54:11.298697857</dc:date>
    <meta:editing-duration>PT4H31M37S</meta:editing-duration>
    <meta:editing-cycles>28</meta:editing-cycles>
    <meta:generator>LibreOffice/5.1.6.2$Linux_X86_64 LibreOffice_project/10m0$Build-2</meta:generator>
    <meta:document-statistic meta:table-count="2" meta:cell-count="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4" style:family="chart" style:data-style-name="N126">
      <style:chart-properties chart:display-label="true" chart:logarithmic="false" chart:minimum="0" chart:maximum="15" chart:origin="0" chart:interval-major="2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 chart:error-category="cell-range" chart:error-upper-range="Sheet1.C3:Sheet1.C3" chart:error-lower-range="Sheet1.C3:Sheet1.C3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C3:Sheet1.C3" chart:error-lower-range="Sheet1.C3:Sheet1.C3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6">
      <style:chart-properties chart:link-data-style-to-source="true" chart:error-category="cell-range" chart:error-upper-range="Sheet1.E3:Sheet1.E3" chart:error-lower-range="Sheet1.E3:Sheet1.E3"/>
      <style:graphic-properties draw:stroke="dash" draw:stroke-dash="Dashed_20__28_var_29_" svg:stroke-width="0.051cm" draw:fill-color="#cccccc" draw:fill-hatch-name="Black_20_45_20_Degrees_20_Wide" draw:fill-hatch-solid="tru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3:Sheet1.E3" chart:error-lower-range="Sheet1.E3:Sheet1.E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26">
      <style:chart-properties chart:link-data-style-to-source="true" chart:error-category="cell-range" chart:error-upper-range="Sheet1.G3:Sheet1.G3" chart:error-lower-range="Sheet1.G3:Sheet1.G3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G3:Sheet1.G3" chart:error-lower-range="Sheet1.G3:Sheet1.G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6">
      <style:chart-properties chart:link-data-style-to-source="true" chart:error-category="cell-range" chart:error-upper-range="Sheet1.I3:Sheet1.I3" chart:error-lower-range="Sheet1.I3:Sheet1.I3"/>
      <style:graphic-properties svg:stroke-width="0.051cm" draw:fill="hatch" draw:fill-color="#ffffff" draw:fill-hatch-name="Black_20_45_20_Degrees" draw:fill-hatch-solid="tru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I3:Sheet1.I3" chart:error-lower-range="Sheet1.I3:Sheet1.I3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6">
      <style:chart-properties chart:link-data-style-to-source="true" chart:error-category="cell-range" chart:error-upper-range="Sheet1.K3:Sheet1.K3" chart:error-lower-range="Sheet1.K3:Sheet1.K3"/>
      <style:graphic-properties svg:stroke-width="0.051cm" draw:fill-color="#808080" draw:fill-hatch-name="Blue_20_Crossed_20_45_20_Degrees" draw:fill-hatch-solid="tru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K3:Sheet1.K3" chart:error-lower-range="Sheet1.K3:Sheet1.K3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126">
      <style:chart-properties chart:link-data-style-to-source="true" chart:error-category="cell-range" chart:error-upper-range="Sheet1.M3:Sheet1.M3" chart:error-lower-range="Sheet1.M3:Sheet1.M3"/>
      <style:graphic-properties svg:stroke-width="0.051cm" draw:fill="hatch" draw:fill-color="#ffffff" draw:fill-hatch-name="Red_20_Crossed_20_45_20_Degrees" draw:fill-hatch-solid="true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1.M3:Sheet1.M3" chart:error-lower-range="Sheet1.M3:Sheet1.M3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126">
      <style:chart-properties chart:link-data-style-to-source="true" chart:error-category="cell-range" chart:error-upper-range="Sheet1.O3:Sheet1.O3" chart:error-lower-range="Sheet1.O3:Sheet1.O3" chart:data-label-number="value" chart:data-label-text="false" chart:data-label-symbol="false" chart:label-position="top"/>
      <style:graphic-properties svg:stroke-width="0.051cm" draw:fill-color="#000000"/>
      <style:text-properties fo:font-family="'Times New Roman'" style:font-style-name="Bold" style:font-family-generic="roman" fo:font-size="14pt" fo:font-weight="bold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Sheet1.O3:Sheet1.O3" chart:error-lower-range="Sheet1.O3:Sheet1.O3" loext:std-weight="1"/>
      <style:graphic-properties draw:stroke="solid" svg:stroke-width="0cm" svg:stroke-color="#000000" svg:stroke-opacity="100%" draw:stroke-linejoin="round"/>
    </style:style>
    <style:style style:name="ch21" style:family="chart">
      <style:chart-properties chart:solid-type="cuboid"/>
    </style:style>
    <style:style style:name="ch22" style:family="chart">
      <style:graphic-properties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0.152cm" svg:height="7.355cm" xlink:href=".." xlink:type="simple" chart:class="chart:bar" chart:style-name="ch1">
        <chart:plot-area chart:style-name="ch2" table:cell-range-address="Sheet2.A3:Sheet2.B3 Sheet2.B1:Sheet2.B1 Sheet2.D1:Sheet2.D1 Sheet2.D3:Sheet2.D3 Sheet2.F1:Sheet2.F1 Sheet2.F3:Sheet2.F3 Sheet2.H1:Sheet2.H1 Sheet2.H3:Sheet2.H3 Sheet2.J1:Sheet2.J1 Sheet2.J3:Sheet2.J3 Sheet2.L1:Sheet2.L1 Sheet2.L3:Sheet2.L3 Sheet2.N1:Sheet2.N1 Sheet2.N3:Sheet2.N3" chart:data-source-has-labels="both" svg:x="2.036cm" svg:y="0.621cm" svg:width="7.734cm" svg:height="6.598cm">
          <chartooo:coordinate-region svg:x="3.176cm" svg:y="0.621cm" svg:width="6.594cm" svg:height="5.649cm"/>
          <chart:axis chart:dimension="x" chart:name="primary-x" chart:style-name="ch3" chartooo:axis-type="auto">
            <chartooo:date-scale/>
            <chart:categories table:cell-range-address="Sheet2.A3:Sheet2.A3"/>
          </chart:axis>
          <chart:axis chart:dimension="y" chart:name="primary-y" chart:style-name="ch4">
            <chart:title svg:x="0.038cm" svg:y="6.491cm" chart:style-name="ch5">
              <text:p>PAL call / system call
bandwidth (GB/s)</text:p>
            </chart:title>
            <chart:grid chart:style-name="ch6" chart:class="major"/>
          </chart:axis>
          <chart:series chart:style-name="ch7" chart:values-cell-range-address="Sheet2.B3:Sheet2.B3" chart:label-cell-address="Sheet2.B1:Sheet2.B1" chart:class="chart:bar">
            <chart:error-indicator chart:style-name="ch8" chart:dimension="y"/>
            <chart:data-point/>
          </chart:series>
          <chart:series chart:style-name="ch9" chart:values-cell-range-address="Sheet2.D3:Sheet2.D3" chart:label-cell-address="Sheet2.D1:Sheet2.D1" chart:class="chart:bar">
            <chart:error-indicator chart:style-name="ch10" chart:dimension="y"/>
            <chart:data-point/>
          </chart:series>
          <chart:series chart:style-name="ch11" chart:values-cell-range-address="Sheet2.F3:Sheet2.F3" chart:label-cell-address="Sheet2.F1:Sheet2.F1" chart:class="chart:bar">
            <chart:error-indicator chart:style-name="ch12" chart:dimension="y"/>
            <chart:data-point/>
          </chart:series>
          <chart:series chart:style-name="ch13" chart:values-cell-range-address="Sheet2.H3:Sheet2.H3" chart:label-cell-address="Sheet2.H1:Sheet2.H1" chart:class="chart:bar">
            <chart:error-indicator chart:style-name="ch14" chart:dimension="y"/>
            <chart:data-point/>
          </chart:series>
          <chart:series chart:style-name="ch15" chart:values-cell-range-address="Sheet2.J3:Sheet2.J3" chart:label-cell-address="Sheet2.J1:Sheet2.J1" chart:class="chart:bar">
            <chart:error-indicator chart:style-name="ch16" chart:dimension="y"/>
            <chart:data-point/>
          </chart:series>
          <chart:series chart:style-name="ch17" chart:values-cell-range-address="Sheet2.L3:Sheet2.L3" chart:label-cell-address="Sheet2.L1:Sheet2.L1" chart:class="chart:bar">
            <chart:error-indicator chart:style-name="ch18" chart:dimension="y"/>
            <chart:data-point/>
          </chart:series>
          <chart:series chart:style-name="ch19" chart:values-cell-range-address="Sheet2.N3:Sheet2.N3" chart:label-cell-address="Sheet2.N1:Sheet2.N1" chart:class="chart:bar">
            <chart:error-indicator chart:style-name="ch20" chart:dimension="y"/>
            <chart:data-point chart:style-name="ch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pe – Linux</text:p>
                <draw:g>
                  <svg:desc>Sheet2.B1:Sheet2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AF_UNIX socket – Linux</text:p>
                <draw:g>
                  <svg:desc>Sheet2.D1:Sheet2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</text:p>
                <draw:g>
                  <svg:desc>Sheet2.F1:Sheet2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+SC</text:p>
                <draw:g>
                  <svg:desc>Sheet2.H1:Sheet2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+SC+RM</text:p>
                <draw:g>
                  <svg:desc>Sheet2.J1:Sheet2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SGX PAL</text:p>
                <draw:g>
                  <svg:desc>Sheet2.L1:Sheet2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SGX PAL+CHK</text:p>
                <draw:g>
                  <svg:desc>Sheet2.N1:Sheet2.N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PC stream bandwidth</text:p>
                <draw:g>
                  <svg:desc>Sheet2.A3:Sheet2.A3</svg:desc>
                </draw:g>
              </table:table-cell>
              <table:table-cell office:value-type="float" office:value="4.6807767">
                <text:p>4.6807767</text:p>
                <draw:g>
                  <svg:desc>Sheet2.B3:Sheet2.B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12.5927067">
                <text:p>12.5927067</text:p>
                <draw:g>
                  <svg:desc>Sheet2.D3:Sheet2.D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12.5656253">
                <text:p>12.5656253</text:p>
                <draw:g>
                  <svg:desc>Sheet2.F3:Sheet2.F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12.45773">
                <text:p>12.45773</text:p>
                <draw:g>
                  <svg:desc>Sheet2.H3:Sheet2.H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12.449342">
                <text:p>12.449342</text:p>
                <draw:g>
                  <svg:desc>Sheet2.J3:Sheet2.J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5.5272733">
                <text:p>5.5272733</text:p>
                <draw:g>
                  <svg:desc>Sheet2.L3:Sheet2.L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0.2767753">
                <text:p>0.2767753</text:p>
                <draw:g>
                  <svg:desc>Sheet2.N3:Sheet2.N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stroke-dash draw:name="Dashed_20__28_var_29_" draw:display-name="Dashed (var)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6">
      <style:chart-properties chart:display-label="true" chart:logarithmic="false" chart:minimum="0" chart:origin="0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6">
      <style:chart-properties chart:link-data-style-to-source="true" chart:error-category="cell-range" chart:error-upper-range="Sheet1.C3:Sheet1.C3" chart:error-lower-range="Sheet1.C3:Sheet1.C3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3" chart:error-lower-range="Sheet1.C3:Sheet1.C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6">
      <style:chart-properties chart:link-data-style-to-source="true" chart:error-category="cell-range" chart:error-upper-range="Sheet1.E3:Sheet1.E3" chart:error-lower-range="Sheet1.E3:Sheet1.E3"/>
      <style:graphic-properties draw:stroke="dash" draw:stroke-dash="Dashed_20__28_var_29_" svg:stroke-width="0.051cm" draw:fill-color="#cccccc" draw:fill-hatch-name="Black_20_45_20_Degrees_20_Wide" draw:fill-hatch-solid="tru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3" chart:error-lower-range="Sheet1.E3:Sheet1.E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126">
      <style:chart-properties chart:link-data-style-to-source="true" chart:error-category="cell-range" chart:error-upper-range="Sheet1.G3:Sheet1.G3" chart:error-lower-range="Sheet1.G3:Sheet1.G3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G3:Sheet1.G3" chart:error-lower-range="Sheet1.G3:Sheet1.G3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6">
      <style:chart-properties chart:link-data-style-to-source="true" chart:error-category="cell-range" chart:error-upper-range="Sheet1.I3:Sheet1.I3" chart:error-lower-range="Sheet1.I3:Sheet1.I3"/>
      <style:graphic-properties svg:stroke-width="0.051cm" draw:fill="hatch" draw:fill-color="#ffffff" draw:fill-hatch-name="Black_20_45_20_Degrees" draw:fill-hatch-solid="true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I3:Sheet1.I3" chart:error-lower-range="Sheet1.I3:Sheet1.I3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6">
      <style:chart-properties chart:link-data-style-to-source="true" chart:error-category="cell-range" chart:error-upper-range="Sheet1.K3:Sheet1.K3" chart:error-lower-range="Sheet1.K3:Sheet1.K3"/>
      <style:graphic-properties svg:stroke-width="0.051cm" draw:fill-color="#808080" draw:fill-hatch-name="Blue_20_Crossed_20_45_20_Degrees" draw:fill-hatch-solid="true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K3:Sheet1.K3" chart:error-lower-range="Sheet1.K3:Sheet1.K3" loext:std-weight="1"/>
      <style:graphic-properties draw:stroke="solid" svg:stroke-width="0cm" svg:stroke-color="#000000" svg:stroke-opacity="100%" draw:stroke-linejoin="round"/>
    </style:style>
    <style:style style:name="ch18" style:family="chart" style:data-style-name="N126">
      <style:chart-properties chart:link-data-style-to-source="true" chart:error-category="cell-range" chart:error-upper-range="Sheet1.M3:Sheet1.M3" chart:error-lower-range="Sheet1.M3:Sheet1.M3"/>
      <style:graphic-properties svg:stroke-width="0.051cm" draw:fill="hatch" draw:fill-color="#ffffff" draw:fill-hatch-name="Red_20_Crossed_20_45_20_Degrees" draw:fill-hatch-solid="true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Sheet1.M3:Sheet1.M3" chart:error-lower-range="Sheet1.M3:Sheet1.M3" loext:std-weight="1"/>
      <style:graphic-properties draw:stroke="solid" svg:stroke-width="0cm" svg:stroke-color="#000000" svg:stroke-opacity="100%" draw:stroke-linejoin="round"/>
    </style:style>
    <style:style style:name="ch20" style:family="chart" style:data-style-name="N126">
      <style:chart-properties chart:link-data-style-to-source="true" chart:error-category="cell-range" chart:error-upper-range="Sheet1.O3:Sheet1.O3" chart:error-lower-range="Sheet1.O3:Sheet1.O3"/>
      <style:graphic-properties svg:stroke-width="0.051cm" draw:fill-color="#000000" draw:fill-hatch-name="Red_5f_20_5f_Crossed_5f_20_5f_0_5f_20_5f_Degrees"/>
      <style:text-properties fo:font-size="10pt" style:font-size-asian="10pt" style:font-size-complex="10pt"/>
    </style:style>
    <style:style style:name="ch21" style:family="chart">
      <style:chart-properties chart:error-upper-indicator="true" chart:error-lower-indicator="true" chart:error-category="cell-range" chart:error-upper-range="Sheet1.O3:Sheet1.O3" chart:error-lower-range="Sheet1.O3:Sheet1.O3" loext:std-weight="1"/>
      <style:graphic-properties draw:stroke="solid" svg:stroke-width="0cm" svg:stroke-color="#000000" svg:stroke-opacity="100%" draw:stroke-linejoin="round"/>
    </style:style>
    <style:style style:name="ch22" style:family="chart">
      <style:graphic-properties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426cm" svg:height="7.312cm" xlink:href=".." xlink:type="simple" chart:class="chart:bar" chart:style-name="ch1">
        <chart:legend svg:x="0cm" svg:y="0.429cm" style:legend-expansion="custom" chartooo:width="7.276cm" chartooo:height="6.475cm" style:legend-expansion-aspect-ratio="1.12370656370656" chart:style-name="ch2"/>
        <chart:plot-area chart:style-name="ch3" table:cell-range-address="Sheet1.A3:Sheet1.B3 Sheet1.B1:Sheet1.B1 Sheet1.D1:Sheet1.D1 Sheet1.D3:Sheet1.D3 Sheet1.F1:Sheet1.F1 Sheet1.F3:Sheet1.F3 Sheet1.H1:Sheet1.H1 Sheet1.H3:Sheet1.H3 Sheet1.J1:Sheet1.J1 Sheet1.J3:Sheet1.J3 Sheet1.L1:Sheet1.L1 Sheet1.L3:Sheet1.L3 Sheet1.N1:Sheet1.N1 Sheet1.N3:Sheet1.N3" chart:data-source-has-labels="both" svg:x="9.337cm" svg:y="0.301cm" svg:width="7.693cm" svg:height="6.878cm">
          <chartooo:coordinate-region svg:x="10.477cm" svg:y="0.577cm" svg:width="6.553cm" svg:height="5.653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title svg:x="7.382cm" svg:y="6.376cm" chart:style-name="ch6">
              <text:p>PAL call / system call
latency (μs)</text:p>
            </chart:title>
            <chart:grid chart:style-name="ch7" chart:class="major"/>
          </chart:axis>
          <chart:series chart:style-name="ch8" chart:values-cell-range-address="Sheet1.B3:Sheet1.B3" chart:label-cell-address="Sheet1.B1:Sheet1.B1" chart:class="chart:bar">
            <chart:error-indicator chart:style-name="ch9" chart:dimension="y"/>
            <chart:data-point/>
          </chart:series>
          <chart:series chart:style-name="ch10" chart:values-cell-range-address="Sheet1.D3:Sheet1.D3" chart:label-cell-address="Sheet1.D1:Sheet1.D1" chart:class="chart:bar">
            <chart:error-indicator chart:style-name="ch11" chart:dimension="y"/>
            <chart:data-point/>
          </chart:series>
          <chart:series chart:style-name="ch12" chart:values-cell-range-address="Sheet1.F3:Sheet1.F3" chart:label-cell-address="Sheet1.F1:Sheet1.F1" chart:class="chart:bar">
            <chart:error-indicator chart:style-name="ch13" chart:dimension="y"/>
            <chart:data-point/>
          </chart:series>
          <chart:series chart:style-name="ch14" chart:values-cell-range-address="Sheet1.H3:Sheet1.H3" chart:label-cell-address="Sheet1.H1:Sheet1.H1" chart:class="chart:bar">
            <chart:error-indicator chart:style-name="ch15" chart:dimension="y"/>
            <chart:data-point/>
          </chart:series>
          <chart:series chart:style-name="ch16" chart:values-cell-range-address="Sheet1.J3:Sheet1.J3" chart:label-cell-address="Sheet1.J1:Sheet1.J1" chart:class="chart:bar">
            <chart:error-indicator chart:style-name="ch17" chart:dimension="y"/>
            <chart:data-point/>
          </chart:series>
          <chart:series chart:style-name="ch18" chart:values-cell-range-address="Sheet1.L3:Sheet1.L3" chart:label-cell-address="Sheet1.L1:Sheet1.L1" chart:class="chart:bar">
            <chart:error-indicator chart:style-name="ch19" chart:dimension="y"/>
            <chart:data-point/>
          </chart:series>
          <chart:series chart:style-name="ch20" chart:values-cell-range-address="Sheet1.N3:Sheet1.N3" chart:label-cell-address="Sheet1.N1:Sheet1.N1" chart:class="chart:bar">
            <chart:error-indicator chart:style-name="ch21" chart:dimension="y"/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pe – Linux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AF_UNIX socket – Linux</text:p>
                <draw:g>
                  <svg:desc>Sheet1.D1:Sheet1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</text:p>
                <draw:g>
                  <svg:desc>Sheet1.F1:Sheet1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+SC</text:p>
                <draw:g>
                  <svg:desc>Sheet1.H1:Sheet1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+SC+RM</text:p>
                <draw:g>
                  <svg:desc>Sheet1.J1:Sheet1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SGX PAL</text:p>
                <draw:g>
                  <svg:desc>Sheet1.L1:Sheet1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SGX PAL+CHK</text:p>
                <draw:g>
                  <svg:desc>Sheet1.N1:Sheet1.N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PC stream latency</text:p>
                <draw:g>
                  <svg:desc>Sheet1.A3:Sheet1.A3</svg:desc>
                </draw:g>
              </table:table-cell>
              <table:table-cell office:value-type="float" office:value="2.2569">
                <text:p>2.2569</text:p>
                <draw:g>
                  <svg:desc>Sheet1.B3:Sheet1.B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4.5768">
                <text:p>4.5768</text:p>
                <draw:g>
                  <svg:desc>Sheet1.D3:Sheet1.D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4.2247">
                <text:p>4.2247</text:p>
                <draw:g>
                  <svg:desc>Sheet1.F3:Sheet1.F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4.4084">
                <text:p>4.4084</text:p>
                <draw:g>
                  <svg:desc>Sheet1.H3:Sheet1.H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4.428">
                <text:p>4.428</text:p>
                <draw:g>
                  <svg:desc>Sheet1.J3:Sheet1.J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11.6035">
                <text:p>11.6035</text:p>
                <draw:g>
                  <svg:desc>Sheet1.L3:Sheet1.L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19.8883">
                <text:p>19.8883</text:p>
                <draw:g>
                  <svg:desc>Sheet1.N3:Sheet1.N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stroke-dash draw:name="Dashed_20__28_var_29_" draw:display-name="Dashed (var)" draw:style="rect" draw:dots1="1" draw:dots1-length="197%" draw:distance="127%"/>
  </office:styles>
</office:document-styles>
</file>